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。　いい穴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Not a bad little grotto.</text:p>
          </table:table-cell>
          <table:table-cell table:number-columns-repeated="1020"/>
        </table:table-row>
        <table:table-row>
          <table:table-cell table:style-name="ce0" office:value-type="string">
            <text:p>ここなら吹雪をしのげ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be able to wait out the snowstorm
in here... hoh...</text:p>
          </table:table-cell>
          <table:table-cell table:number-columns-repeated="1020"/>
        </table:table-row>
        <table:table-row>
          <table:table-cell table:style-name="ce0" office:value-type="string">
            <text:p>いやあ～、寒かった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～, that was freezing～!</text:p>
          </table:table-cell>
          <table:table-cell table:number-columns-repeated="1020"/>
        </table:table-row>
        <table:table-row>
          <table:table-cell table:style-name="ce0" office:value-type="string">
            <text:p>あれ？　向こうに何かあるよ！？　何だろ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? Is there somethin' over there?! Lemme see!</text:p>
          </table:table-cell>
          <table:table-cell table:number-columns-repeated="1020"/>
        </table:table-row>
        <table:table-row>
          <table:table-cell table:style-name="ce0" office:value-type="string">
            <text:p>何か書いてあるみたい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re's something written down...</text:p>
          </table:table-cell>
          <table:table-cell table:number-columns-repeated="1020"/>
        </table:table-row>
        <table:table-row>
          <table:table-cell table:style-name="ce0" office:value-type="string">
            <text:p>「緊急退避用　遭難時に資材をご利用ください」
・・・だっ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ays... “Disaster supplies—Please use in 
case of emergency”!</text:p>
          </table:table-cell>
          <table:table-cell table:number-columns-repeated="1020"/>
        </table:table-row>
        <table:table-row>
          <table:table-cell table:style-name="ce0" office:value-type="string">
            <text:p>見て！　飲料水とか、火を起こせそうな
道具があるよ！</text:p>
          </table:table-cell>
          <table:table-cell table:style-name="ce0"/>
          <table:table-cell table:style-name="ce0"/>
          <table:table-cell table:style-name="ce0" office:value-type="string">
            <text:p>Look at this! There's drinkin' water, and
tools to start fires and stuff!</text:p>
          </table:table-cell>
          <table:table-cell table:number-columns-repeated="1020"/>
        </table:table-row>
        <table:table-row>
          <table:table-cell table:style-name="ce0" office:value-type="string">
            <text:p>なるほど。　突発的な吹雪に遭った際、
ここへ避難できるように自治警団が用意した
もの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This must be a shelter prepared by
the Self-Defense Union in case of sudden
blizzards.</text:p>
          </table:table-cell>
          <table:table-cell table:number-columns-repeated="1020"/>
        </table:table-row>
        <table:table-row>
          <table:table-cell table:style-name="ce0" office:value-type="string">
            <text:p>ここでしばらく待機し、吹雪が止むのを待つと
しよう。</text:p>
          </table:table-cell>
          <table:table-cell table:style-name="ce0"/>
          <table:table-cell table:style-name="ce0"/>
          <table:table-cell table:style-name="ce0" office:value-type="string">
            <text:p>We'll have to wait here a while for the
weather to calm down.</text:p>
          </table:table-cell>
          <table:table-cell table:number-columns-repeated="1020"/>
        </table:table-row>
        <table:table-row>
          <table:table-cell table:style-name="ce0" office:value-type="string">
            <text:p>びくっ！　な、なんでしょう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Σ(･口･) Wh-What was that...?!</text:p>
          </table:table-cell>
          <table:table-cell table:number-columns-repeated="1020"/>
        </table:table-row>
        <table:table-row>
          <table:table-cell table:style-name="ce0" office:value-type="string">
            <text:p>うわああぁぁあああっ！！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aaaaaaagghhhh!!!!!</text:p>
          </table:table-cell>
          <table:table-cell table:number-columns-repeated="1020"/>
        </table:table-row>
        <table:table-row>
          <table:table-cell table:style-name="ce0" office:value-type="string">
            <text:p>ああ・・・っ、な、雪崩で入口が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h... i-it's an avalanche... the entrance...!</text:p>
          </table:table-cell>
          <table:table-cell table:number-columns-repeated="1020"/>
        </table:table-row>
        <table:table-row>
          <table:table-cell table:style-name="ce0" office:value-type="string">
            <text:p>うそっ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 way?!</text:p>
          </table:table-cell>
          <table:table-cell table:number-columns-repeated="1020"/>
        </table:table-row>
        <table:table-row>
          <table:table-cell table:style-name="ce0" office:value-type="string">
            <text:p>ねえ、はむこは？　はむこはどこ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Hamuko? Where's Hamuko?!</text:p>
          </table:table-cell>
          <table:table-cell table:number-columns-repeated="1020"/>
        </table:table-row>
        <table:table-row>
          <table:table-cell table:style-name="ce0" office:value-type="string">
            <text:p>まさか雪に埋もれたか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e must have been buried...!</text:p>
          </table:table-cell>
          <table:table-cell table:number-columns-repeated="1020"/>
        </table:table-row>
        <table:table-row>
          <table:table-cell table:style-name="ce0" office:value-type="string">
            <text:p>ちょ、ちょ！　やばいじゃん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-Wha—! This is real bad!!!</text:p>
          </table:table-cell>
          <table:table-cell table:number-columns-repeated="1020"/>
        </table:table-row>
        <table:table-row>
          <table:table-cell table:style-name="ce0" office:value-type="string">
            <text:p>は、は、早く助けないと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-We have to save her!!!</text:p>
          </table:table-cell>
          <table:table-cell table:number-columns-repeated="1020"/>
        </table:table-row>
        <table:table-row>
          <table:table-cell table:style-name="ce0" office:value-type="string">
            <text:p>みんな手を貸して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give me a hand!!!</text:p>
          </table:table-cell>
          <table:table-cell table:number-columns-repeated="1020"/>
        </table:table-row>
        <table:table-row>
          <table:table-cell table:style-name="ce0" office:value-type="string">
            <text:p>ガタガタガタガタ・・・ッ</text:p>
          </table:table-cell>
          <table:table-cell table:style-name="ce0" office:value-type="string">
            <text:p>Event start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chatter* *chatter* *chatter*...</text:p>
          </table:table-cell>
          <table:table-cell table:number-columns-repeated="1020"/>
        </table:table-row>
        <table:table-row>
          <table:table-cell table:style-name="ce0" office:value-type="string">
            <text:p>はむこっ！　しっかりして・・・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! Get a hold of yourself...!!</text:p>
          </table:table-cell>
          <table:table-cell table:number-columns-repeated="1020"/>
        </table:table-row>
        <table:table-row>
          <table:table-cell table:style-name="ce0" office:value-type="string">
            <text:p>だ・・・大丈夫・・・死ぬかもしれな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... I'm fine... I might die, though...</text:p>
          </table:table-cell>
          <table:table-cell table:number-columns-repeated="1020"/>
        </table:table-row>
        <table:table-row>
          <table:table-cell table:style-name="ce0" office:value-type="string">
            <text:p>だ、だめっぽ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-Don't do that...</text:p>
          </table:table-cell>
          <table:table-cell table:number-columns-repeated="1020"/>
        </table:table-row>
        <table:table-row>
          <table:table-cell table:style-name="ce0" office:value-type="string">
            <text:p>雪に埋もれていた時間が長かったせいで、
体温が著しく低下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were trapped under the snow for quite
a while, so your body temperature has
fallen drastically.</text:p>
          </table:table-cell>
          <table:table-cell table:number-columns-repeated="1020"/>
        </table:table-row>
        <table:table-row>
          <table:table-cell table:style-name="ce0" office:value-type="string">
            <text:p>低体温状態というものだ。</text:p>
          </table:table-cell>
          <table:table-cell table:style-name="ce0"/>
          <table:table-cell table:style-name="ce0"/>
          <table:table-cell table:style-name="ce0" office:value-type="string">
            <text:p>Essentially, it's hypothermia.</text:p>
          </table:table-cell>
          <table:table-cell table:number-columns-repeated="1020"/>
        </table:table-row>
        <table:table-row>
          <table:table-cell table:style-name="ce0" office:value-type="string">
            <text:p>はむちゃん！　もうちょっとでお湯が沸くから、
頑張って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mu-chan! Hang in there, we're warmin' up
some water for ya right now!!</text:p>
          </table:table-cell>
          <table:table-cell table:number-columns-repeated="1020"/>
        </table:table-row>
        <table:table-row>
          <table:table-cell table:style-name="ce0" office:value-type="string">
            <text:p>常夏さん、お湯です！　飲んでください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re's some hot water, Tokonatsu-san! Please
drink up...!</text:p>
          </table:table-cell>
          <table:table-cell table:number-columns-repeated="1020"/>
        </table:table-row>
        <table:table-row>
          <table:table-cell table:style-name="ce0" office:value-type="string">
            <text:p>ごくっ　ごくっ　ごくっ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glug* *glug* *glug*...</text:p>
          </table:table-cell>
          <table:table-cell table:number-columns-repeated="1020"/>
        </table:table-row>
        <table:table-row>
          <table:table-cell table:style-name="ce0" office:value-type="string">
            <text:p>ごめんね、はむこ。　本当は火で温めて
あげたいんだけど、入口が完全にふさがれてる
状態だと酸欠になるかもしれない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rry, Hamuko. We really wanted to light a
fire, but since the entrance is blocked, we
can't risk losing precious oxygen...</text:p>
          </table:table-cell>
          <table:table-cell table:number-columns-repeated="1020"/>
        </table:table-row>
        <table:table-row>
          <table:table-cell table:style-name="ce0" office:value-type="string">
            <text:p>湯を沸かせる程度の最低限の火しか
起こせない。　それを飲んで体を温める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fire we used to heat the water was the
best we could do. It should raise your body
temperature, at least.</text:p>
          </table:table-cell>
          <table:table-cell table:number-columns-repeated="1020"/>
        </table:table-row>
        <table:table-row>
          <table:table-cell table:style-name="ce0" office:value-type="string">
            <text:p>あ・・・ありがと・・・あったか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... Thanks... it's nice and warm...</text:p>
          </table:table-cell>
          <table:table-cell table:number-columns-repeated="1020"/>
        </table:table-row>
        <table:table-row>
          <table:table-cell table:style-name="ce0" office:value-type="string">
            <text:p>もっとちょうだい・・・</text:p>
          </table:table-cell>
          <table:table-cell table:style-name="ce0"/>
          <table:table-cell table:style-name="ce0"/>
          <table:table-cell table:style-name="ce0" office:value-type="string">
            <text:p>More, please...</text:p>
          </table:table-cell>
          <table:table-cell table:number-columns-repeated="1020"/>
        </table:table-row>
        <table:table-row>
          <table:table-cell table:style-name="ce0" office:value-type="string">
            <text:p>ふぅ・・・おかげでだいぶ温まってきたみたい
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... thanks everyone, I feel a lot warmer
now...</text:p>
          </table:table-cell>
          <table:table-cell table:number-columns-repeated="1020"/>
        </table:table-row>
        <table:table-row>
          <table:table-cell table:style-name="ce0" office:value-type="string">
            <text:p>あ！　まだ起きちゃだめ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! Ya can't get up yet!</text:p>
          </table:table-cell>
          <table:table-cell table:number-columns-repeated="1020"/>
        </table:table-row>
        <table:table-row>
          <table:table-cell table:style-name="ce0" office:value-type="string">
            <text:p>そうよ！　まだ指先がこんなに冷たいじゃ
ないの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's right! Look how cold your fingers still
are!</text:p>
          </table:table-cell>
          <table:table-cell table:number-columns-repeated="1020"/>
        </table:table-row>
        <table:table-row>
          <table:table-cell table:style-name="ce0" office:value-type="string">
            <text:p>はい、ちゃんと飲んでもっと体を温めた方が
いいわ！</text:p>
          </table:table-cell>
          <table:table-cell table:style-name="ce0"/>
          <table:table-cell table:style-name="ce0"/>
          <table:table-cell table:style-name="ce0" office:value-type="string">
            <text:p>Here, drink up and warm yourself up some
more!</text:p>
          </table:table-cell>
          <table:table-cell table:number-columns-repeated="1020"/>
        </table:table-row>
        <table:table-row>
          <table:table-cell table:style-name="ce0" office:value-type="string">
            <text:p>うん・・・ごめん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kay... sorry...</text:p>
          </table:table-cell>
          <table:table-cell table:number-columns-repeated="1020"/>
        </table:table-row>
        <table:table-row>
          <table:table-cell table:style-name="ce0" office:value-type="string">
            <text:p>かなり回復し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r face seems to have regained a lot of color.</text:p>
          </table:table-cell>
          <table:table-cell table:number-columns-repeated="1020"/>
        </table:table-row>
        <table:table-row>
          <table:table-cell table:style-name="ce0" office:value-type="string">
            <text:p>うん、みんなのおかげだ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, thanks to all of you.</text:p>
          </table:table-cell>
          <table:table-cell table:number-columns-repeated="1020"/>
        </table:table-row>
        <table:table-row>
          <table:table-cell table:style-name="ce0" office:value-type="string">
            <text:p>ありがとう！</text:p>
          </table:table-cell>
          <table:table-cell table:style-name="ce0"/>
          <table:table-cell table:style-name="ce0"/>
          <table:table-cell table:style-name="ce0" office:value-type="string">
            <text:p>Thanks so much!</text:p>
          </table:table-cell>
          <table:table-cell table:number-columns-repeated="1020"/>
        </table:table-row>
        <table:table-row>
          <table:table-cell table:style-name="ce0" office:value-type="string">
            <text:p>よかったよ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～!!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asn't sure you were going to make it...</text:p>
          </table:table-cell>
          <table:table-cell table:number-columns-repeated="1020"/>
        </table:table-row>
        <table:table-row>
          <table:table-cell table:style-name="ce0" office:value-type="string">
            <text:p>ほっ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oh...</text:p>
          </table:table-cell>
          <table:table-cell table:number-columns-repeated="1020"/>
        </table:table-row>
        <table:table-row>
          <table:table-cell table:style-name="ce0" office:value-type="string">
            <text:p>いきなり背後で大きな音がしたと思ったら、
背中にどーーーーんって雪が押し寄せて来て、
その後はよく覚えてな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last thing I remember was hearing a
loud *bang* behind me, and snow crashing
down on top of me...</text:p>
          </table:table-cell>
          <table:table-cell table:number-columns-repeated="1020"/>
        </table:table-row>
        <table:table-row>
          <table:table-cell table:style-name="ce0" office:value-type="string">
            <text:p>入口に一番近い位置に立っていたからな。
怪我が無くて本当によ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were standing the closest to the entrance.
I'm extremely relieved to see you're okay.</text:p>
          </table:table-cell>
          <table:table-cell table:number-columns-repeated="1020"/>
        </table:table-row>
        <table:table-row>
          <table:table-cell table:style-name="ce0" office:value-type="string">
            <text:p>えへへ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eheh ♪</text:p>
          </table:table-cell>
          <table:table-cell table:number-columns-repeated="1020"/>
        </table:table-row>
        <table:table-row>
          <table:table-cell table:style-name="ce0" office:value-type="string">
            <text:p>問題は、ふさがれた入口をどうやって
開けるか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w the problem is what we're gonna do
about the blocked-off entrance.</text:p>
          </table:table-cell>
          <table:table-cell table:number-columns-repeated="1020"/>
        </table:table-row>
        <table:table-row>
          <table:table-cell table:style-name="ce0" office:value-type="string">
            <text:p>お湯をかければ溶けるんじゃ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we can melt it with hot water?</text:p>
          </table:table-cell>
          <table:table-cell table:number-columns-repeated="1020"/>
        </table:table-row>
        <table:table-row>
          <table:table-cell table:style-name="ce0" office:value-type="string">
            <text:p>それはあたしも考えたんだけど、今残ってる
お湯だけじゃ、とても溶かしきれる量じゃ
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ought so too, but there's no way we can
do it with the amount of water we have left.</text:p>
          </table:table-cell>
          <table:table-cell table:number-columns-repeated="1020"/>
        </table:table-row>
        <table:table-row>
          <table:table-cell table:style-name="ce0" office:value-type="string">
            <text:p>雪自体の重さでかっちかちに凍り始めて
いますので、手でかき分けるのも無理
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now's starting to freeze solid under its
own weight, so I'm guessing there's no way
we can dig through...</text:p>
          </table:table-cell>
          <table:table-cell table:number-columns-repeated="1020"/>
        </table:table-row>
        <table:table-row>
          <table:table-cell table:style-name="ce0" office:value-type="string">
            <text:p>そ、それ・・・かなりピンチじゃない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... kinda in a pinch, huh...?</text:p>
          </table:table-cell>
          <table:table-cell table:number-columns-repeated="1020"/>
        </table:table-row>
        <table:table-row>
          <table:table-cell table:style-name="ce0" office:value-type="string">
            <text:p>うん。　大ピンチ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. A big pinch.</text:p>
          </table:table-cell>
          <table:table-cell table:number-columns-repeated="1020"/>
        </table:table-row>
        <table:table-row>
          <table:table-cell table:style-name="ce0" office:value-type="string">
            <text:p>とにかく今は救助を待と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r now, we can only wait for rescue.</text:p>
          </table:table-cell>
          <table:table-cell table:number-columns-repeated="1020"/>
        </table:table-row>
        <table:table-row>
          <table:table-cell table:style-name="ce0" office:value-type="string">
            <text:p>我々が雪原調査に赴いたことは自治警団長が
知っている。</text:p>
          </table:table-cell>
          <table:table-cell table:style-name="ce0"/>
          <table:table-cell table:style-name="ce0"/>
          <table:table-cell table:style-name="ce0" office:value-type="string">
            <text:p>The SDU know we've headed out here to
investigate.</text:p>
          </table:table-cell>
          <table:table-cell table:number-columns-repeated="1020"/>
        </table:table-row>
        <table:table-row>
          <table:table-cell table:style-name="ce0" office:value-type="string">
            <text:p>この吹雪で、しかも帰還が遅くなれば、
我々がこの緊急退避場所にこもっていると
容易に予想がつくだろう。</text:p>
          </table:table-cell>
          <table:table-cell table:style-name="ce0"/>
          <table:table-cell table:style-name="ce0"/>
          <table:table-cell table:style-name="ce0" office:value-type="string">
            <text:p>They should easily figure out that we're
trapped in here as soon as they realize that
we haven't returned in a blizzard this bad.</text:p>
          </table:table-cell>
          <table:table-cell table:number-columns-repeated="1020"/>
        </table:table-row>
        <table:table-row>
          <table:table-cell table:style-name="ce0" office:value-type="string">
            <text:p>そうね。　下手にあがいて体力を消耗するより
じっと救助を待った方がいいかも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. At least, it's better than wasting our
energy flailing around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。　そう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... Yeah. Probably...</text:p>
          </table:table-cell>
          <table:table-cell table:number-columns-repeated="1020"/>
        </table:table-row>
        <table:table-row>
          <table:table-cell table:style-name="ce0" office:value-type="string">
            <text:p>ああー！　ヒマだよ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agh—! I'm so boooored—!!</text:p>
          </table:table-cell>
          <table:table-cell table:number-columns-repeated="1020"/>
        </table:table-row>
        <table:table-row>
          <table:table-cell table:style-name="ce0" office:value-type="string">
            <text:p>だからって跳ねまわったりしないで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oesn't mean you have to prance around
like that, does it?</text:p>
          </table:table-cell>
          <table:table-cell table:number-columns-repeated="1020"/>
        </table:table-row>
        <table:table-row>
          <table:table-cell table:style-name="ce0" office:value-type="string">
            <text:p>さすがに跳ねたりしないよ～！　子供じゃ
ないんだから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not prancin'～! I'm not a kid!</text:p>
          </table:table-cell>
          <table:table-cell table:number-columns-repeated="1020"/>
        </table:table-row>
        <table:table-row>
          <table:table-cell table:style-name="ce0" office:value-type="string">
            <text:p>跳ねてた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were prancing.</text:p>
          </table:table-cell>
          <table:table-cell table:number-columns-repeated="1020"/>
        </table:table-row>
        <table:table-row>
          <table:table-cell table:style-name="ce0" office:value-type="string">
            <text:p>跳ね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you were prancing.</text:p>
          </table:table-cell>
          <table:table-cell table:number-columns-repeated="1020"/>
        </table:table-row>
        <table:table-row>
          <table:table-cell table:style-name="ce0" office:value-type="string">
            <text:p>けっこう跳ねて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really were prancing.</text:p>
          </table:table-cell>
          <table:table-cell table:number-columns-repeated="1020"/>
        </table:table-row>
        <table:table-row>
          <table:table-cell table:style-name="ce0" office:value-type="string">
            <text:p>そう言えば跳ねてた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uess I was prancin', huh?</text:p>
          </table:table-cell>
          <table:table-cell table:number-columns-repeated="1020"/>
        </table:table-row>
        <table:table-row>
          <table:table-cell table:style-name="ce0" office:value-type="string">
            <text:p>（う～・・・やばいなぁ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Uuu～... this is really bad...)</text:p>
          </table:table-cell>
          <table:table-cell table:number-columns-repeated="1020"/>
        </table:table-row>
        <table:table-row>
          <table:table-cell table:style-name="ce0" office:value-type="string">
            <text:p>（お湯がぶがぶ飲んだせいで・・・おトイレ
　行きたく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(I guzzled down all that hot water... now I need
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早く救助来ないかなぁ・・・）</text:p>
          </table:table-cell>
          <table:table-cell table:style-name="ce0"/>
          <table:table-cell table:style-name="ce0"/>
          <table:table-cell table:style-name="ce0" office:value-type="string">
            <text:p>(I hope help comes soon...)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い・・・っ　おトイレ・・・っ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 gotta go pee... gotta go pee...!)</text:p>
          </table:table-cell>
          <table:table-cell table:number-columns-repeated="1020"/>
        </table:table-row>
        <table:table-row>
          <table:table-cell table:style-name="ce0" office:value-type="string">
            <text:p>（ものすごい速さで溜まってきてるぅ・・・っ）</text:p>
          </table:table-cell>
          <table:table-cell table:style-name="ce0"/>
          <table:table-cell table:style-name="ce0"/>
          <table:table-cell table:style-name="ce0" office:value-type="string">
            <text:p>(I'm filling up way too fast...)</text:p>
          </table:table-cell>
          <table:table-cell table:number-columns-repeated="1020"/>
        </table:table-row>
        <table:table-row>
          <table:table-cell table:style-name="ce0" office:value-type="string">
            <text:p>はむこ、どうした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s wrong, Hamuko?</text:p>
          </table:table-cell>
          <table:table-cell table:number-columns-repeated="1020"/>
        </table:table-row>
        <table:table-row>
          <table:table-cell table:style-name="ce0" office:value-type="string">
            <text:p>にゃんこ・・・あ、あのね・・・わた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yanko... a-actually... I...</text:p>
          </table:table-cell>
          <table:table-cell table:number-columns-repeated="1020"/>
        </table:table-row>
        <table:table-row>
          <table:table-cell table:style-name="ce0" office:value-type="string">
            <text:p>え、もしかして・・・トイレ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, don't tell me... you need the toilet?</text:p>
          </table:table-cell>
          <table:table-cell table:number-columns-repeated="1020"/>
        </table:table-row>
        <table:table-row>
          <table:table-cell table:style-name="ce0" office:value-type="string">
            <text:p>うん・・・今すっごい我慢して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... I'm really desperate right about now...</text:p>
          </table:table-cell>
          <table:table-cell table:number-columns-repeated="1020"/>
        </table:table-row>
        <table:table-row>
          <table:table-cell table:style-name="ce0" office:value-type="string">
            <text:p>ま、まいったわね・・・ここじゃどうにも
でき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's not good... we can't really do
anything about that right now...</text:p>
          </table:table-cell>
          <table:table-cell table:number-columns-repeated="1020"/>
        </table:table-row>
        <table:table-row>
          <table:table-cell table:style-name="ce0" office:value-type="string">
            <text:p>分かってる。　だから救助が来るまで我慢
しなきゃ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. That's why I've just got to bear with 'til
help comes...</text:p>
          </table:table-cell>
          <table:table-cell table:number-columns-repeated="1020"/>
        </table:table-row>
        <table:table-row>
          <table:table-cell table:style-name="ce0" office:value-type="string">
            <text:p>にゃ、にゃんこ・・・どうしよう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yanko... what do I do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っ　すごく行きたいぃ・・・っ！</text:p>
          </table:table-cell>
          <table:table-cell table:style-name="ce0"/>
          <table:table-cell table:style-name="ce0"/>
          <table:table-cell table:style-name="ce0" office:value-type="string">
            <text:p>I really... need to gooo...!</text:p>
          </table:table-cell>
          <table:table-cell table:number-columns-repeated="1020"/>
        </table:table-row>
        <table:table-row>
          <table:table-cell table:style-name="ce0" office:value-type="string">
            <text:p>こ、困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is is a real tight spot...</text:p>
          </table:table-cell>
          <table:table-cell table:number-columns-repeated="1020"/>
        </table:table-row>
        <table:table-row>
          <table:table-cell table:style-name="ce0" office:value-type="string">
            <text:p>あとどれくらい我慢できそう・・・？</text:p>
          </table:table-cell>
          <table:table-cell table:style-name="ce0"/>
          <table:table-cell table:style-name="ce0"/>
          <table:table-cell table:style-name="ce0" office:value-type="string">
            <text:p>How much longer can you hold it for...?</text:p>
          </table:table-cell>
          <table:table-cell table:number-columns-repeated="1020"/>
        </table:table-row>
        <table:table-row>
          <table:table-cell table:style-name="ce0" office:value-type="string">
            <text:p>分かんないけど・・・もう膀胱がパンパン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but... my bladder's already
bulging out...</text:p>
          </table:table-cell>
          <table:table-cell table:number-columns-repeated="1020"/>
        </table:table-row>
        <table:table-row>
          <table:table-cell table:style-name="ce0" office:value-type="string">
            <text:p>じっとしてられないよぉ・・・っ！</text:p>
          </table:table-cell>
          <table:table-cell table:style-name="ce0"/>
          <table:table-cell table:style-name="ce0"/>
          <table:table-cell table:style-name="ce0" office:value-type="string">
            <text:p>I can't sit stiiill...!</text:p>
          </table:table-cell>
          <table:table-cell table:number-columns-repeated="1020"/>
        </table:table-row>
        <table:table-row>
          <table:table-cell table:style-name="ce0" office:value-type="string">
            <text:p>（はむちゃん、さっきから様子がヘンだと
　思ってたけど、オシッコしたいの我慢してる
　んだ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I thought Hamu-chan was actin' weird for
all this time. Looks like she's holdin' her pee
in...)</text:p>
          </table:table-cell>
          <table:table-cell table:number-columns-repeated="1020"/>
        </table:table-row>
        <table:table-row>
          <table:table-cell table:style-name="ce0" office:value-type="string">
            <text:p>（なんとかしてあげたいけど、トイレになりそうな
　ものなんてここには・・・）</text:p>
          </table:table-cell>
          <table:table-cell table:style-name="ce0"/>
          <table:table-cell table:style-name="ce0"/>
          <table:table-cell table:style-name="ce0" office:value-type="string">
            <text:p>(I wanna help her out, but is there anythin'
around here to use as a toilet...?)</text:p>
          </table:table-cell>
          <table:table-cell table:number-columns-repeated="1020"/>
        </table:table-row>
        <table:table-row>
          <table:table-cell table:style-name="ce0" office:value-type="string">
            <text:p>（あ、そうだ！　空になった飲料水のボトルが
　ある！）</text:p>
          </table:table-cell>
          <table:table-cell table:style-name="ce0"/>
          <table:table-cell table:style-name="ce0"/>
          <table:table-cell table:style-name="ce0" office:value-type="string">
            <text:p>(Oh, I know! There's that empty water
bottle!)</text:p>
          </table:table-cell>
          <table:table-cell table:number-columns-repeated="1020"/>
        </table:table-row>
        <table:table-row>
          <table:table-cell table:style-name="ce0" office:value-type="string">
            <text:p>はむちゃん、これ使いなよ！</text:p>
          </table:table-cell>
          <table:table-cell table:style-name="ce0"/>
          <table:table-cell table:style-name="ce0"/>
          <table:table-cell table:style-name="ce0" office:value-type="string">
            <text:p>Hamu-chan, use this!</text:p>
          </table:table-cell>
          <table:table-cell table:number-columns-repeated="1020"/>
        </table:table-row>
        <table:table-row>
          <table:table-cell table:style-name="ce0" office:value-type="string">
            <text:p>え・・・？　使うって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...? Use, as in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の中にしろってこと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ld on... are you telling her to do her
business in that?</text:p>
          </table:table-cell>
          <table:table-cell table:number-columns-repeated="1020"/>
        </table:table-row>
        <table:table-row>
          <table:table-cell table:style-name="ce0" office:value-type="string">
            <text:p>む、無理だよぉ！　だって・・・物陰なんて無いし
レグマくんもいるし・・・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o way! I mean... there's nowhere to hide,
and Reguma-kun's right over there...</text:p>
          </table:table-cell>
          <table:table-cell table:number-columns-repeated="1020"/>
        </table:table-row>
        <table:table-row>
          <table:table-cell table:style-name="ce0" office:value-type="string">
            <text:p>ん？　呼んだ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? Did you call?</text:p>
          </table:table-cell>
          <table:table-cell table:number-columns-repeated="1020"/>
        </table:table-row>
        <table:table-row>
          <table:table-cell table:style-name="ce0" office:value-type="string">
            <text:p>え！？　べ、べ、別に呼んでないよっ！？
何でもない何でもない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?! N-N-No, I didn't call for you, or anything!
It's nothing, it's nothing!!</text:p>
          </table:table-cell>
          <table:table-cell table:number-columns-repeated="1020"/>
        </table:table-row>
        <table:table-row>
          <table:table-cell table:style-name="ce0" office:value-type="string">
            <text:p>うんうん！　べつにオシッコ我慢してるとか、
そういうんじゃないから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yeah! It's not like she's bustin' to pee
real bad, or anythin' like that!</text:p>
          </table:table-cell>
          <table:table-cell table:number-columns-repeated="1020"/>
        </table:table-row>
        <table:table-row>
          <table:table-cell table:style-name="ce0" office:value-type="string">
            <text:p>（ともっちいいいぃぃぃぃぃっ！！！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Tomocchiiiiiiiiiiiiiiiiiii!!!!!)</text:p>
          </table:table-cell>
          <table:table-cell table:number-columns-repeated="1020"/>
        </table:table-row>
        <table:table-row>
          <table:table-cell table:style-name="ce0" office:value-type="string">
            <text:p>恥じることはない。　あれだけ大量にお湯を
飲み干せば、当然の生理現象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thing to be ashamed of. It's a
natural bodily function, plus you drank up
as much water as you did.</text:p>
          </table:table-cell>
          <table:table-cell table:number-columns-repeated="1020"/>
        </table:table-row>
        <table:table-row>
          <table:table-cell table:style-name="ce0" office:value-type="string">
            <text:p>俺は部屋の隅にいる。　我慢せず出した方が
いい。</text:p>
          </table:table-cell>
          <table:table-cell table:style-name="ce0"/>
          <table:table-cell table:style-name="ce0"/>
          <table:table-cell table:style-name="ce0" office:value-type="string">
            <text:p>I'll go and sit in the corner. You should
urinate rather than hold it in.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そんなこと言ったって・・・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can't... I can't believe you just said that
to me... ////</text:p>
          </table:table-cell>
          <table:table-cell table:number-columns-repeated="1020"/>
        </table:table-row>
        <table:table-row>
          <table:table-cell table:style-name="ce0" office:value-type="string">
            <text:p>恥ずかしいよぉ・・・っ</text:p>
          </table:table-cell>
          <table:table-cell table:style-name="ce0"/>
          <table:table-cell table:style-name="ce0"/>
          <table:table-cell table:style-name="ce0" office:value-type="string">
            <text:p>I'm so embarrassed...</text:p>
          </table:table-cell>
          <table:table-cell table:number-columns-repeated="1020"/>
        </table:table-row>
        <table:table-row>
          <table:table-cell table:style-name="ce0" office:value-type="string">
            <text:p>早乙女！　あんたってやつは・・・も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 You moron... Good Lord!</text:p>
          </table:table-cell>
          <table:table-cell table:number-columns-repeated="1020"/>
        </table:table-row>
        <table:table-row>
          <table:table-cell table:style-name="ce0" office:value-type="string">
            <text:p>でも、オシッコ我慢するのってつらい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 for real, holdin' in your pee is bad for ya,
y'know?</text:p>
          </table:table-cell>
          <table:table-cell table:number-columns-repeated="1020"/>
        </table:table-row>
        <table:table-row>
          <table:table-cell table:style-name="ce0" office:value-type="string">
            <text:p>みんなの体で壁を作ったげるから、
やっちゃいなよ？</text:p>
          </table:table-cell>
          <table:table-cell table:style-name="ce0"/>
          <table:table-cell table:style-name="ce0"/>
          <table:table-cell table:style-name="ce0" office:value-type="string">
            <text:p>How 'bout we make a wall for you?</text:p>
          </table:table-cell>
          <table:table-cell table:number-columns-repeated="1020"/>
        </table:table-row>
        <table:table-row>
          <table:table-cell table:style-name="ce0" office:value-type="string">
            <text:p>やだよぉ！　お、音とか聞こえちゃうし・・・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wanna! E-Everyone will still hear, and...</text:p>
          </table:table-cell>
          <table:table-cell table:number-columns-repeated="1020"/>
        </table:table-row>
        <table:table-row>
          <table:table-cell table:style-name="ce0" office:value-type="string">
            <text:p>男子の近くでおしり出すのとか・・・ムリだよ・・・！</text:p>
          </table:table-cell>
          <table:table-cell table:style-name="ce0"/>
          <table:table-cell table:style-name="ce0"/>
          <table:table-cell table:style-name="ce0" office:value-type="string">
            <text:p>There's no way I can get my butt out...
especially with a boy so close by...!</text:p>
          </table:table-cell>
          <table:table-cell table:number-columns-repeated="1020"/>
        </table:table-row>
        <table:table-row>
          <table:table-cell table:style-name="ce0" office:value-type="string">
            <text:p>（常夏さん・・・かわいそうに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Poor Tokonatsu-san...)</text:p>
          </table:table-cell>
          <table:table-cell table:number-columns-repeated="1020"/>
        </table:table-row>
        <table:table-row>
          <table:table-cell table:style-name="ce0" office:value-type="string">
            <text:p>（でも私には何にもできないし・・・）</text:p>
          </table:table-cell>
          <table:table-cell table:style-name="ce0"/>
          <table:table-cell table:style-name="ce0"/>
          <table:table-cell table:style-name="ce0" office:value-type="string">
            <text:p>(But there's nothing I can do to help...)</text:p>
          </table:table-cell>
          <table:table-cell table:number-columns-repeated="1020"/>
        </table:table-row>
        <table:table-row>
          <table:table-cell table:style-name="ce0" office:value-type="string">
            <text:p>（お願い、誰か早く救助してあげて・・・！）</text:p>
          </table:table-cell>
          <table:table-cell table:style-name="ce0"/>
          <table:table-cell table:style-name="ce0"/>
          <table:table-cell table:style-name="ce0" office:value-type="string">
            <text:p>(Please, let someone rescue us soon...!)</text:p>
          </table:table-cell>
          <table:table-cell table:number-columns-repeated="1020"/>
        </table:table-row>
        <table:table-row>
          <table:table-cell table:style-name="ce0" office:value-type="string">
            <text:p>あぁあ・・・はやく・・・っ　はやくっ　誰か来て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aah... quick... please, someone, anyone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！　もれちゃうぅっ！</text:p>
          </table:table-cell>
          <table:table-cell table:style-name="ce0"/>
          <table:table-cell table:style-name="ce0"/>
          <table:table-cell table:style-name="ce0" office:value-type="string">
            <text:p>I wanna pee so bad...! I'm gonna pee
myseeelf!</text:p>
          </table:table-cell>
          <table:table-cell table:number-columns-repeated="1020"/>
        </table:table-row>
        <table:table-row>
          <table:table-cell table:style-name="ce0" office:value-type="string">
            <text:p>お願い・・・も、もう・・・我慢が・・・っ！！　うぅ・・・</text:p>
          </table:table-cell>
          <table:table-cell table:style-name="ce0"/>
          <table:table-cell table:style-name="ce0"/>
          <table:table-cell table:style-name="ce0" office:value-type="string">
            <text:p>I'm begging you... I-I... can't...!! Uuu...</text:p>
          </table:table-cell>
          <table:table-cell table:number-columns-repeated="1020"/>
        </table:table-row>
        <table:table-row>
          <table:table-cell table:style-name="ce0" office:value-type="string">
            <text:p>はむこ、頑張って・・・！　きっともうすぐ
助けがくる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ng in there, Hamuko...! I'm sure someone
will come soon...</text:p>
          </table:table-cell>
          <table:table-cell table:number-columns-repeated="1020"/>
        </table:table-row>
        <table:table-row>
          <table:table-cell table:style-name="ce0" office:value-type="string">
            <text:p>恥ずかしいのは分かるけどさ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et that you're shy, but...</text:p>
          </table:table-cell>
          <table:table-cell table:number-columns-repeated="1020"/>
        </table:table-row>
        <table:table-row>
          <table:table-cell table:style-name="ce0" office:value-type="string">
            <text:p>このままじゃ本当におもらししちゃうよ・・・？</text:p>
          </table:table-cell>
          <table:table-cell table:style-name="ce0"/>
          <table:table-cell table:style-name="ce0"/>
          <table:table-cell table:style-name="ce0" office:value-type="string">
            <text:p>If you keep waitin' like this you're really
gonna pee yourself, ya know...?</text:p>
          </table:table-cell>
          <table:table-cell table:number-columns-repeated="1020"/>
        </table:table-row>
        <table:table-row>
          <table:table-cell table:style-name="ce0" office:value-type="string">
            <text:p>もっと恥ずかしいことになっちゃう前に、これに
しちゃったほうがいいって・・・！</text:p>
          </table:table-cell>
          <table:table-cell table:style-name="ce0"/>
          <table:table-cell table:style-name="ce0"/>
          <table:table-cell table:style-name="ce0" office:value-type="string">
            <text:p>I think you should cut your losses and use
this before ya really embarrass yourself...!</text:p>
          </table:table-cell>
          <table:table-cell table:number-columns-repeated="1020"/>
        </table:table-row>
        <table:table-row>
          <table:table-cell table:style-name="ce0" office:value-type="string">
            <text:p>くうぅ・・で、でも・・・でも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Khh... b-but... but!</text:p>
          </table:table-cell>
          <table:table-cell table:number-columns-repeated="1020"/>
        </table:table-row>
        <table:table-row>
          <table:table-cell table:style-name="ce0" office:value-type="string">
            <text:p>（わたし・・・ど・・・どうしたら・・・っ！？）</text:p>
          </table:table-cell>
          <table:table-cell table:style-name="ce0"/>
          <table:table-cell table:style-name="ce0"/>
          <table:table-cell table:style-name="ce0" office:value-type="string">
            <text:p>(What... d... do I do...?!)</text:p>
          </table:table-cell>
          <table:table-cell table:number-columns-repeated="1020"/>
        </table:table-row>
        <table:table-row>
          <table:table-cell table:style-name="ce0" office:value-type="string">
            <text:p>救助を信じて我慢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ld it and trust that help will come</text:p>
          </table:table-cell>
          <table:table-cell table:number-columns-repeated="1020"/>
        </table:table-row>
        <table:table-row>
          <table:table-cell table:style-name="ce0" office:value-type="string">
            <text:p>ボトルに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the bottle, and...</text:p>
          </table:table-cell>
          <table:table-cell table:number-columns-repeated="1020"/>
        </table:table-row>
        <table:table-row>
          <table:table-cell table:style-name="ce0" office:value-type="string">
            <text:p>き、きっと・・・もうすぐ助けが・・・来るもん・・・っ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meone... someone's gonna come soon...
I just know it...</text:p>
          </table:table-cell>
          <table:table-cell table:number-columns-repeated="1020"/>
        </table:table-row>
        <table:table-row>
          <table:table-cell table:style-name="ce0" office:value-type="string">
            <text:p>我慢・・・するもん・・・！　ううぅぅ・・・っ</text:p>
          </table:table-cell>
          <table:table-cell table:style-name="ce0"/>
          <table:table-cell table:style-name="ce0"/>
          <table:table-cell table:style-name="ce0" office:value-type="string">
            <text:p>I can... hold it...! Uuuuu...</text:p>
          </table:table-cell>
          <table:table-cell table:number-columns-repeated="1020"/>
        </table:table-row>
        <table:table-row>
          <table:table-cell table:style-name="ce0" office:value-type="string">
            <text:p>（俺は悪くないはずだが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don't believe this is my fault, but...)</text:p>
          </table:table-cell>
          <table:table-cell table:number-columns-repeated="1020"/>
        </table:table-row>
        <table:table-row>
          <table:table-cell table:style-name="ce0" office:value-type="string">
            <text:p>（何なんだこの罪悪感は・・・）</text:p>
          </table:table-cell>
          <table:table-cell table:style-name="ce0"/>
          <table:table-cell table:style-name="ce0"/>
          <table:table-cell table:style-name="ce0" office:value-type="string">
            <text:p>(I can't help but feel guilty...)</text:p>
          </table:table-cell>
          <table:table-cell table:number-columns-repeated="1020"/>
        </table:table-row>
        <table:table-row>
          <table:table-cell table:style-name="ce0" office:value-type="string">
            <text:p>ぁ・・・っ　あっ、・・・ぁっ　だ、だ・・・だめかも・・・っ</text:p>
          </table:table-cell>
          <table:table-cell table:style-name="ce0"/>
          <table:table-cell table:style-name="ce0"/>
          <table:table-cell table:style-name="ce0" office:value-type="string">
            <text:p>Ah... aah... ah, I-I... I don't think I can...</text:p>
          </table:table-cell>
          <table:table-cell table:number-columns-repeated="1020"/>
        </table:table-row>
        <table:table-row>
          <table:table-cell table:style-name="ce0" office:value-type="string">
            <text:p>もれそぉ・・・っ！　もぅ、で、でちゃう・・・っ！</text:p>
          </table:table-cell>
          <table:table-cell table:style-name="ce0"/>
          <table:table-cell table:style-name="ce0"/>
          <table:table-cell table:style-name="ce0" office:value-type="string">
            <text:p>I'm gonna pee myself...! I-It's gonna
c-come out...!</text:p>
          </table:table-cell>
          <table:table-cell table:number-columns-repeated="1020"/>
        </table:table-row>
        <table:table-row>
          <table:table-cell table:style-name="ce0" office:value-type="string">
            <text:p>わ、わかったわ！　少しだけこらえ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know! Just endure it a little longer!</text:p>
          </table:table-cell>
          <table:table-cell table:number-columns-repeated="1020"/>
        </table:table-row>
        <table:table-row>
          <table:table-cell table:style-name="ce0" office:value-type="string">
            <text:p>早乙女！　ぜったいこっち向いちゃだめよ！</text:p>
          </table:table-cell>
          <table:table-cell table:style-name="ce0"/>
          <table:table-cell table:style-name="ce0"/>
          <table:table-cell table:style-name="ce0" office:value-type="string">
            <text:p>Saotome! Don't turn around, under any
circumstances!!</text:p>
          </table:table-cell>
          <table:table-cell table:number-columns-repeated="1020"/>
        </table:table-row>
        <table:table-row>
          <table:table-cell table:style-name="ce0" office:value-type="string">
            <text:p>あと耳もしっかりふさいで！！</text:p>
          </table:table-cell>
          <table:table-cell table:style-name="ce0"/>
          <table:table-cell table:style-name="ce0"/>
          <table:table-cell table:style-name="ce0" office:value-type="string">
            <text:p>Oh, and cover your ears!!</text:p>
          </table:table-cell>
          <table:table-cell table:number-columns-repeated="1020"/>
        </table:table-row>
        <table:table-row>
          <table:table-cell table:style-name="ce0" office:value-type="string">
            <text:p>ほら、はむちゃん！　パンツおろ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ya go, Hamu-chan! Pull your panties
down!</text:p>
          </table:table-cell>
          <table:table-cell table:number-columns-repeated="1020"/>
        </table:table-row>
        <table:table-row>
          <table:table-cell table:style-name="ce0" office:value-type="string">
            <text:p>む、むりぃ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can't...!</text:p>
          </table:table-cell>
          <table:table-cell table:number-columns-repeated="1020"/>
        </table:table-row>
        <table:table-row>
          <table:table-cell table:style-name="ce0" office:value-type="string">
            <text:p>手を離したら、で、でちゃうっ！！</text:p>
          </table:table-cell>
          <table:table-cell table:style-name="ce0"/>
          <table:table-cell table:style-name="ce0"/>
          <table:table-cell table:style-name="ce0" office:value-type="string">
            <text:p>If I move my hands, i-it'll come out!!</text:p>
          </table:table-cell>
          <table:table-cell table:number-columns-repeated="1020"/>
        </table:table-row>
        <table:table-row>
          <table:table-cell table:style-name="ce0" office:value-type="string">
            <text:p>ええ！？　でもそのままじゃ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eh?! But if you don't...!!</text:p>
          </table:table-cell>
          <table:table-cell table:number-columns-repeated="1020"/>
        </table:table-row>
        <table:table-row>
          <table:table-cell table:style-name="ce0" office:value-type="string">
            <text:p>みんな、ごめんね・・・っ！　わたし、わた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rry, everyone...! I, I...</text:p>
          </table:table-cell>
          <table:table-cell table:number-columns-repeated="1020"/>
        </table:table-row>
        <table:table-row>
          <table:table-cell table:style-name="ce0" office:value-type="string">
            <text:p>げ、限・・・界っ！</text:p>
          </table:table-cell>
          <table:table-cell table:style-name="ce0"/>
          <table:table-cell table:style-name="ce0"/>
          <table:table-cell table:style-name="ce0" office:value-type="string">
            <text:p>I-It's... over!</text:p>
          </table:table-cell>
          <table:table-cell table:number-columns-repeated="1020"/>
        </table:table-row>
        <table:table-row>
          <table:table-cell table:style-name="ce0" office:value-type="string">
            <text:p>ぁ、だ、め・・・もぉだめぇえぇっ！！</text:p>
          </table:table-cell>
          <table:table-cell table:style-name="ce0"/>
          <table:table-cell table:style-name="ce0"/>
          <table:table-cell table:style-name="ce0" office:value-type="string">
            <text:p>Ah n-no... nooooooooo!!</text:p>
          </table:table-cell>
          <table:table-cell table:number-columns-repeated="1020"/>
        </table:table-row>
        <table:table-row>
          <table:table-cell table:style-name="ce0" office:value-type="string">
            <text:p>ああぁあぁ・・・っ！！！</text:p>
          </table:table-cell>
          <table:table-cell table:style-name="ce0"/>
          <table:table-cell table:style-name="ce0"/>
          <table:table-cell table:style-name="ce0" office:value-type="string">
            <text:p>Aaaaahhhhh...!!!</text:p>
          </table:table-cell>
          <table:table-cell table:number-columns-repeated="1020"/>
        </table:table-row>
        <table:table-row>
          <table:table-cell table:style-name="ce0" office:value-type="string">
            <text:p>・・・はあぁぁ////</text:p>
          </table:table-cell>
          <table:table-cell table:style-name="ce0"/>
          <table:table-cell table:style-name="ce0"/>
          <table:table-cell table:style-name="ce0" office:value-type="string">
            <text:p>...Haaah ////</text:p>
          </table:table-cell>
          <table:table-cell table:number-columns-repeated="1020"/>
        </table:table-row>
        <table:table-row>
          <table:table-cell table:style-name="ce0" office:value-type="string">
            <text:p>あー・・・バッチリやっちゃ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—... she's gone and soaked 'em...</text:p>
          </table:table-cell>
          <table:table-cell table:number-columns-repeated="1020"/>
        </table:table-row>
        <table:table-row>
          <table:table-cell table:style-name="ce0" office:value-type="string">
            <text:p>状況が状況だもの、仕方無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is what it is. You couldn't help it.</text:p>
          </table:table-cell>
          <table:table-cell table:number-columns-repeated="1020"/>
        </table:table-row>
        <table:table-row>
          <table:table-cell table:style-name="ce0" office:value-type="string">
            <text:p>（す、すごい量・・・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-There's so much...)</text:p>
          </table:table-cell>
          <table:table-cell table:number-columns-repeated="1020"/>
        </table:table-row>
        <table:table-row>
          <table:table-cell table:style-name="ce0" office:value-type="string">
            <text:p>（こんなにいっぱい我慢してたなんて・・・////）</text:p>
          </table:table-cell>
          <table:table-cell table:style-name="ce0"/>
          <table:table-cell table:style-name="ce0"/>
          <table:table-cell table:style-name="ce0" office:value-type="string">
            <text:p>(I can't believe she was holding all of that
inside her... ////)</text:p>
          </table:table-cell>
          <table:table-cell table:number-columns-repeated="1020"/>
        </table:table-row>
        <table:table-row>
          <table:table-cell table:style-name="ce0" office:value-type="string">
            <text:p>ううぅぅ・・・にゃんこおぉ・・・っ！！　ぐす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uuuuuu... Nyankooo...!! *sniffle*</text:p>
          </table:table-cell>
          <table:table-cell table:number-columns-repeated="1020"/>
        </table:table-row>
        <table:table-row>
          <table:table-cell table:style-name="ce0" office:value-type="string">
            <text:p>大丈夫よ、気にしないで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, there, don't cry.</text:p>
          </table:table-cell>
          <table:table-cell table:number-columns-repeated="1020"/>
        </table:table-row>
        <table:table-row>
          <table:table-cell table:style-name="ce0" office:value-type="string">
            <text:p>出るまで着替えられないけど、このまま隠して
おいてあげるから。</text:p>
          </table:table-cell>
          <table:table-cell table:style-name="ce0"/>
          <table:table-cell table:style-name="ce0"/>
          <table:table-cell table:style-name="ce0" office:value-type="string">
            <text:p>You won't be able to get changed until we
get out of here, but you can hide behind
us until then.</text:p>
          </table:table-cell>
          <table:table-cell table:number-columns-repeated="1020"/>
        </table:table-row>
        <table:table-row>
          <table:table-cell table:style-name="ce0" office:value-type="string">
            <text:p>ごめんね・・・ごめんね・・・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sorry... I'm sorry... ////</text:p>
          </table:table-cell>
          <table:table-cell table:number-columns-repeated="1020"/>
        </table:table-row>
        <table:table-row>
          <table:table-cell table:style-name="ce0" office:value-type="string">
            <text:p>そう言えば、外が静かにな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ome to think of it, it sounds like it's calmed
down outside.</text:p>
          </table:table-cell>
          <table:table-cell table:number-columns-repeated="1020"/>
        </table:table-row>
        <table:table-row>
          <table:table-cell table:style-name="ce0" office:value-type="string">
            <text:p>吹雪が止んできたの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s the snowstorm finally stopped...?</text:p>
          </table:table-cell>
          <table:table-cell table:number-columns-repeated="1020"/>
        </table:table-row>
        <table:table-row>
          <table:table-cell table:style-name="ce0" office:value-type="string">
            <text:p>助けがくる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someone gonna come?!</text:p>
          </table:table-cell>
          <table:table-cell table:number-columns-repeated="1020"/>
        </table:table-row>
        <table:table-row>
          <table:table-cell table:style-name="ce0" office:value-type="string">
            <text:p>あたし達が遭難したことに気付いていれば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ssuming someone's actually realized
we're in trouble.</text:p>
          </table:table-cell>
          <table:table-cell table:number-columns-repeated="1020"/>
        </table:table-row>
        <table:table-row>
          <table:table-cell table:style-name="ce0" office:value-type="string">
            <text:p>誰か来て・・・お願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lease... someone come...</text:p>
          </table:table-cell>
          <table:table-cell table:number-columns-repeated="1020"/>
        </table:table-row>
        <table:table-row>
          <table:table-cell table:style-name="ce0" office:value-type="string">
            <text:p>「もしもーーーーし！」</text:p>
          </table:table-cell>
          <table:table-cell table:style-name="ce0"/>
          <table:table-cell table:style-name="ce0"/>
          <table:table-cell table:style-name="ce0" office:value-type="string">
            <text:p>“Helloooooooo———!”</text:p>
          </table:table-cell>
          <table:table-cell table:number-columns-repeated="1020"/>
        </table:table-row>
        <table:table-row>
          <table:table-cell table:style-name="ce0" office:value-type="string">
            <text:p>「誰か中にいますかーーーー！！？」</text:p>
          </table:table-cell>
          <table:table-cell table:style-name="ce0"/>
          <table:table-cell table:style-name="ce0"/>
          <table:table-cell table:style-name="ce0" office:value-type="string">
            <text:p>“Is anybody in there———?!!”</text:p>
          </table:table-cell>
          <table:table-cell table:number-columns-repeated="1020"/>
        </table:table-row>
        <table:table-row>
          <table:table-cell table:style-name="ce0" office:value-type="string">
            <text:p>人だぁ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eople!!</text:p>
          </table:table-cell>
          <table:table-cell table:number-columns-repeated="1020"/>
        </table:table-row>
        <table:table-row>
          <table:table-cell table:style-name="ce0" office:value-type="string">
            <text:p>おおおおーーーい！　ここだよおおーー！！</text:p>
          </table:table-cell>
          <table:table-cell table:style-name="ce0"/>
          <table:table-cell table:style-name="ce0"/>
          <table:table-cell table:style-name="ce0" office:value-type="string">
            <text:p>Ooooooooooiii———! Right here——!!</text:p>
          </table:table-cell>
          <table:table-cell table:number-columns-repeated="1020"/>
        </table:table-row>
        <table:table-row>
          <table:table-cell table:style-name="ce0" office:value-type="string">
            <text:p>中に閉じ込められてるのーーーっ！！
ヘルプミーーーーーーっ！！！</text:p>
          </table:table-cell>
          <table:table-cell table:style-name="ce0"/>
          <table:table-cell table:style-name="ce0"/>
          <table:table-cell table:style-name="ce0" office:value-type="string">
            <text:p>We're trapped inside———!!
Aidez-Moi——————!!!</text:p>
          </table:table-cell>
          <table:table-cell table:number-columns-repeated="1020"/>
        </table:table-row>
        <table:table-row>
          <table:table-cell table:style-name="ce0" office:value-type="string">
            <text:p>た、助かりましたぁ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re saved...!</text:p>
          </table:table-cell>
          <table:table-cell table:number-columns-repeated="1020"/>
        </table:table-row>
        <table:table-row>
          <table:table-cell table:style-name="ce0" office:value-type="string">
            <text:p>ああ！　みなさんよくぞご無事で！！</text:p>
          </table:table-cell>
          <table:table-cell table:style-name="ce0"/>
          <table:table-cell table:style-name="ce0" office:value-type="string">
            <text:p>Viora</text:p>
          </table:table-cell>
          <table:table-cell table:style-name="ce0" office:value-type="string">
            <text:p>Aah! Thank goodness everyone's safe!!</text:p>
          </table:table-cell>
          <table:table-cell table:number-columns-repeated="1020"/>
        </table:table-row>
        <table:table-row>
          <table:table-cell table:style-name="ce0" office:value-type="string">
            <text:p>救出に感謝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nk you for rescuing us.</text:p>
          </table:table-cell>
          <table:table-cell table:number-columns-repeated="1020"/>
        </table:table-row>
        <table:table-row>
          <table:table-cell table:style-name="ce0" office:value-type="string">
            <text:p>いえいえ！　救助された分のお返しに
なったのなら、光栄です！</text:p>
          </table:table-cell>
          <table:table-cell table:style-name="ce0"/>
          <table:table-cell table:style-name="ce0" office:value-type="string">
            <text:p>Viora</text:p>
          </table:table-cell>
          <table:table-cell table:style-name="ce0" office:value-type="string">
            <text:p>Not at all! I'm honored to be able to repay
the favor!</text:p>
          </table:table-cell>
          <table:table-cell table:number-columns-repeated="1020"/>
        </table:table-row>
        <table:table-row>
          <table:table-cell table:style-name="ce0" office:value-type="string">
            <text:p>それに、申し訳ありませんでした。</text:p>
          </table:table-cell>
          <table:table-cell table:style-name="ce0"/>
          <table:table-cell table:style-name="ce0"/>
          <table:table-cell table:style-name="ce0" office:value-type="string">
            <text:p>But, I'm really sorry.</text:p>
          </table:table-cell>
          <table:table-cell table:number-columns-repeated="1020"/>
        </table:table-row>
        <table:table-row>
          <table:table-cell table:style-name="ce0" office:value-type="string">
            <text:p>ちょうどさっきの時間帯は雪原に吹雪が
吹き荒れる周期に入っていましたのに、</text:p>
          </table:table-cell>
          <table:table-cell table:style-name="ce0"/>
          <table:table-cell table:style-name="ce0"/>
          <table:table-cell table:style-name="ce0" office:value-type="string">
            <text:p>I knew the snowfields were going to be under
heavy snow for a period of time, and yet...</text:p>
          </table:table-cell>
          <table:table-cell table:number-columns-repeated="1020"/>
        </table:table-row>
        <table:table-row>
          <table:table-cell table:style-name="ce0" office:value-type="string">
            <text:p>そのことをお伝えもせず調査へ向かわせて
しまいました・・・</text:p>
          </table:table-cell>
          <table:table-cell table:style-name="ce0"/>
          <table:table-cell table:style-name="ce0"/>
          <table:table-cell table:style-name="ce0" office:value-type="string">
            <text:p>I let you go investigate without even telling
you...</text:p>
          </table:table-cell>
          <table:table-cell table:number-columns-repeated="1020"/>
        </table:table-row>
        <table:table-row>
          <table:table-cell table:style-name="ce0" office:value-type="string">
            <text:p>なーんだ、予想ができたんなら、少し
待ってから来ればよかったねー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man—, I wish we'd known that. Then we
coulda waited and come a little later!</text:p>
          </table:table-cell>
          <table:table-cell table:number-columns-repeated="1020"/>
        </table:table-row>
        <table:table-row>
          <table:table-cell table:style-name="ce0" office:value-type="string">
            <text:p>そうね。　自然を甘くみてい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really did underestimate the power of
Mother Nature.</text:p>
          </table:table-cell>
          <table:table-cell table:number-columns-repeated="1020"/>
        </table:table-row>
        <table:table-row>
          <table:table-cell table:style-name="ce0" office:value-type="string">
            <text:p>一度町へ戻り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head back to town.</text:p>
          </table:table-cell>
          <table:table-cell table:number-columns-repeated="1020"/>
        </table:table-row>
        <table:table-row>
          <table:table-cell table:style-name="ce0" office:value-type="string">
            <text:p>いろいろと準備が必要とみた。</text:p>
          </table:table-cell>
          <table:table-cell table:style-name="ce0"/>
          <table:table-cell table:style-name="ce0"/>
          <table:table-cell table:style-name="ce0" office:value-type="string">
            <text:p>We have a lot of preparations to make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後始末もね・・・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nd... some cleanup... ///</text:p>
          </table:table-cell>
          <table:table-cell table:number-columns-repeated="1020"/>
        </table:table-row>
        <table:table-row>
          <table:table-cell table:style-name="ce0" office:value-type="string">
            <text:p>おっと・・・りょ、了解です！</text:p>
          </table:table-cell>
          <table:table-cell table:style-name="ce0" office:value-type="string">
            <text:p>If #1</text:p>
          </table:table-cell>
          <table:table-cell table:style-name="ce0" office:value-type="string">
            <text:p>Viora</text:p>
          </table:table-cell>
          <table:table-cell table:style-name="ce0" office:value-type="string">
            <text:p>Ooh, oh no... r-roger that!</text:p>
          </table:table-cell>
          <table:table-cell table:number-columns-repeated="1020"/>
        </table:table-row>
        <table:table-row>
          <table:table-cell table:style-name="ce0" office:value-type="string">
            <text:p>さあみなさん、こちらへ！</text:p>
          </table:table-cell>
          <table:table-cell table:style-name="ce0"/>
          <table:table-cell table:style-name="ce0"/>
          <table:table-cell table:style-name="ce0" office:value-type="string">
            <text:p>C'mon everyone, let's go!</text:p>
          </table:table-cell>
          <table:table-cell table:number-columns-repeated="1020"/>
        </table:table-row>
        <table:table-row>
          <table:table-cell table:style-name="ce0" office:value-type="string">
            <text:p>ボトルに・・・するなんて・・・っ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sing a... a bottle is so...</text:p>
          </table:table-cell>
          <table:table-cell table:number-columns-repeated="1020"/>
        </table:table-row>
        <table:table-row>
          <table:table-cell table:style-name="ce0" office:value-type="string">
            <text:p>は、は、恥ずかしいけど・・・っ！</text:p>
          </table:table-cell>
          <table:table-cell table:style-name="ce0"/>
          <table:table-cell table:style-name="ce0"/>
          <table:table-cell table:style-name="ce0" office:value-type="string">
            <text:p>I-I-It's so embarrassing, but...!</text:p>
          </table:table-cell>
          <table:table-cell table:number-columns-repeated="1020"/>
        </table:table-row>
        <table:table-row>
          <table:table-cell table:style-name="ce0" office:value-type="string">
            <text:p>もぅ・・・本当に・・・我慢、で、できなぃ・・・よぉっ！</text:p>
          </table:table-cell>
          <table:table-cell table:style-name="ce0"/>
          <table:table-cell table:style-name="ce0"/>
          <table:table-cell table:style-name="ce0" office:value-type="string">
            <text:p>I really... can't... h-hold it in... anymore!</text:p>
          </table:table-cell>
          <table:table-cell table:number-columns-repeated="1020"/>
        </table:table-row>
        <table:table-row>
          <table:table-cell table:style-name="ce0" office:value-type="string">
            <text:p>わ、分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-Don't worry.</text:p>
          </table:table-cell>
          <table:table-cell table:number-columns-repeated="1020"/>
        </table:table-row>
        <table:table-row>
          <table:table-cell table:style-name="ce0" office:value-type="string">
            <text:p>みんな、はむこを囲うわよ！</text:p>
          </table:table-cell>
          <table:table-cell table:style-name="ce0"/>
          <table:table-cell table:style-name="ce0"/>
          <table:table-cell table:style-name="ce0" office:value-type="string">
            <text:p>Everyone, form a wall!</text:p>
          </table:table-cell>
          <table:table-cell table:number-columns-repeated="1020"/>
        </table:table-row>
        <table:table-row>
          <table:table-cell table:style-name="ce0" office:value-type="string">
            <text:p>はむこ、よく頑張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id great, Hamuko.</text:p>
          </table:table-cell>
          <table:table-cell table:number-columns-repeated="1020"/>
        </table:table-row>
        <table:table-row>
          <table:table-cell table:style-name="ce0" office:value-type="string">
            <text:p>していいわよ。</text:p>
          </table:table-cell>
          <table:table-cell table:style-name="ce0"/>
          <table:table-cell table:style-name="ce0"/>
          <table:table-cell table:style-name="ce0" office:value-type="string">
            <text:p>Go ahead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... Okay... ////</text:p>
          </table:table-cell>
          <table:table-cell table:number-columns-repeated="1020"/>
        </table:table-row>
        <table:table-row>
          <table:table-cell table:style-name="ce0" office:value-type="string">
            <text:p>みんな、ごめんね・・・っ！</text:p>
          </table:table-cell>
          <table:table-cell table:style-name="ce0"/>
          <table:table-cell table:style-name="ce0"/>
          <table:table-cell table:style-name="ce0" office:value-type="string">
            <text:p>Everyone, I'm sorry...!</text:p>
          </table:table-cell>
          <table:table-cell table:number-columns-repeated="1020"/>
        </table:table-row>
        <table:table-row>
          <table:table-cell table:style-name="ce0" office:value-type="string">
            <text:p>もぅ・・・限界・・・</text:p>
          </table:table-cell>
          <table:table-cell table:style-name="ce0"/>
          <table:table-cell table:style-name="ce0"/>
          <table:table-cell table:style-name="ce0" office:value-type="string">
            <text:p>I'm... at my limit...</text:p>
          </table:table-cell>
          <table:table-cell table:number-columns-repeated="1020"/>
        </table:table-row>
        <table:table-row>
          <table:table-cell table:style-name="ce0" office:value-type="string">
            <text:p>で、で・・・るぅ・・・っ！！</text:p>
          </table:table-cell>
          <table:table-cell table:style-name="ce0"/>
          <table:table-cell table:style-name="ce0"/>
          <table:table-cell table:style-name="ce0" office:value-type="string">
            <text:p>I-It's... coming... out!!</text:p>
          </table:table-cell>
          <table:table-cell table:number-columns-repeated="1020"/>
        </table:table-row>
        <table:table-row>
          <table:table-cell table:style-name="ce0" office:value-type="string">
            <text:p>はあぁぁ・・・////////</text:p>
          </table:table-cell>
          <table:table-cell table:style-name="ce0"/>
          <table:table-cell table:style-name="ce0"/>
          <table:table-cell table:style-name="ce0" office:value-type="string">
            <text:p>Haaaaaaahhh... ////////</text:p>
          </table:table-cell>
          <table:table-cell table:number-columns-repeated="1020"/>
        </table:table-row>
        <table:table-row>
          <table:table-cell table:style-name="ce0" office:value-type="string">
            <text:p>（一部始終をバッチリ見てしまった・・・☆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I can see everything... ☆)</text:p>
          </table:table-cell>
          <table:table-cell table:number-columns-repeated="1020"/>
        </table:table-row>
        <table:table-row>
          <table:table-cell table:style-name="ce0" office:value-type="string">
            <text:p>状況が状況だもの、こんなの仕方無い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is what it is. You had no other choice.</text:p>
          </table:table-cell>
          <table:table-cell table:number-columns-repeated="1020"/>
        </table:table-row>
        <table:table-row>
          <table:table-cell table:style-name="ce0" office:value-type="string">
            <text:p>にゃんこ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yankooo...</text:p>
          </table:table-cell>
          <table:table-cell table:number-columns-repeated="1020"/>
        </table:table-row>
        <table:table-row>
          <table:table-cell table:style-name="ce0" office:value-type="string">
            <text:p>コレ・・・どうしよう・・・？</text:p>
          </table:table-cell>
          <table:table-cell table:style-name="ce0"/>
          <table:table-cell table:style-name="ce0"/>
          <table:table-cell table:style-name="ce0" office:value-type="string">
            <text:p>What do I... do with this...?</text:p>
          </table:table-cell>
          <table:table-cell table:number-columns-repeated="1020"/>
        </table:table-row>
        <table:table-row>
          <table:table-cell table:style-name="ce0" office:value-type="string">
            <text:p>（うわ！　す、すごい量・・・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h! I-It's full to the brim...)</text:p>
          </table:table-cell>
          <table:table-cell table:number-columns-repeated="1020"/>
        </table:table-row>
        <table:table-row>
          <table:table-cell table:style-name="ce0" office:value-type="string">
            <text:p>えっと・・・その、とりあえず、救助が来るまで
あんたが持ってなさ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rm... I guess... just hold onto it for the
time being until someone comes for us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/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-Okay... /////</text:p>
          </table:table-cell>
          <table:table-cell table:number-columns-repeated="1020"/>
        </table:table-row>
        <table:table-row>
          <table:table-cell table:style-name="ce0" office:value-type="string">
            <text:p>緊急退避用　遭難時に資材をご利用くださ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aster supplies—Please use in case of
emergency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2+01:00</meta:creation-date>
    <dc:date>2020-02-14T11:5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